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793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6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679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573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79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758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79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26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79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79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79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80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80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80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883cm" svg:height="0.713cm" svg:x="8.365cm" svg:y="15.455cm">
            <draw:text-box>
              <text:p text:style-name="P1"><text:span text:style-name="T1">A</text:span></text:p>
            </draw:text-box>
          </draw:frame>
          <draw:frame draw:style-name="gr2" draw:text-style-name="P2" draw:layer="layout" svg:width="0.976cm" svg:height="0.823cm" svg:x="10.086cm" svg:y="14.282cm">
            <draw:text-box>
              <text:p text:style-name="P1"><text:span text:style-name="T1">B</text:span></text:p>
            </draw:text-box>
          </draw:frame>
          <draw:frame draw:style-name="gr3" draw:text-style-name="P2" draw:layer="layout" svg:width="0.754cm" svg:height="1.008cm" svg:x="11.834cm" svg:y="14.694cm">
            <draw:text-box>
              <text:p text:style-name="P1"><text:span text:style-name="T1">C</text:span></text:p>
              <text:p text:style-name="P1"><text:span text:style-name="T1"/></text:p>
            </draw:text-box>
          </draw:frame>
          <draw:frame draw:style-name="gr4" draw:text-style-name="P2" draw:layer="layout" svg:width="0.934cm" svg:height="0.676cm" svg:x="11.009cm" svg:y="13.617cm">
            <draw:text-box>
              <text:p text:style-name="P1"><text:span text:style-name="T1">R</text:span></text:p>
            </draw:text-box>
          </draw:frame>
          <draw:line draw:style-name="gr5" draw:text-style-name="P3" draw:layer="layout" svg:x1="8.169cm" svg:y1="16.338cm" svg:x2="12.168cm" svg:y2="13.504cm">
            <text:p/>
          </draw:line>
          <draw:line draw:style-name="gr6" draw:text-style-name="P3" draw:layer="layout" svg:x1="10.73cm" svg:y1="13.338cm" svg:x2="12.848cm" svg:y2="16.337cm">
            <text:p/>
          </draw:line>
          <draw:line draw:style-name="gr7" draw:text-style-name="P3" draw:layer="layout" svg:x1="11.886cm" svg:y1="14.991cm" svg:x2="8.742cm" svg:y2="15.936cm">
            <text:p/>
          </draw:line>
          <draw:line draw:style-name="gr8" draw:text-style-name="P3" draw:layer="layout" svg:x1="11.884cm" svg:y1="14.989cm" svg:x2="10.49cm" svg:y2="14.697cm">
            <text:p/>
          </draw:line>
          <draw:line draw:style-name="gr9" draw:text-style-name="P3" draw:layer="layout" svg:x1="11.138cm" svg:y1="14.236cm" svg:x2="11.228cm" svg:y2="14.371cm">
            <text:p/>
          </draw:line>
          <draw:line draw:style-name="gr10" draw:text-style-name="P3" draw:layer="layout" svg:x1="11.251cm" svg:y1="14.394cm" svg:x2="11.409cm" svg:y2="14.28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793" draw:display-name="Dashed (var) 6793" draw:style="rect" draw:dots1="1" draw:dots1-length="0.002cm" draw:dots2="1" draw:dots2-length="0.002cm" draw:distance="0.002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37:55.103052388</meta:creation-date>
    <dc:date>2018-02-09T15:38:13.883941368</dc:date>
    <meta:editing-duration>PT19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